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g2a" table:style-name="ta1">
        <table:shapes>
          <draw:frame draw:z-index="0" draw:style-name="gr1" draw:text-style-name="P1" svg:width="159.99mm" svg:height="89.99mm" svg:x="69.76mm" svg:y="1mm">
            <draw:object draw:notify-on-update-of-ranges="fig2a.A1:fig2a.A1 fig2a.A2:fig2a.A52 fig2a.B1:fig2a.B1 fig2a.B2:fig2a.B52 fig2a.A1:fig2a.A1 fig2a.A2:fig2a.A52 fig2a.C1:fig2a.C1 fig2a.C2:fig2a.C52 fig2a.A1:fig2a.A1 fig2a.A2:fig2a.A52 fig2a.D1:fig2a.D1 fig2a.D2:fig2a.D52 fig2a.A1:fig2a.A1 fig2a.A2:fig2a.A52 fig2a.E1:fig2a.E1 fig2a.E2:fig2a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vPr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P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vP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1:24:35.804000000</dc:date>
    <meta:editing-duration>PT25M54S</meta:editing-duration>
    <meta:editing-cycles>2</meta:editing-cycles>
    <meta:generator>LibreOffice/5.4.6.2$Windows_X86_64 LibreOffice_project/4014ce260a04f1026ba855d3b8d91541c224eab8</meta:generator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Node Count History  -  Fig.2a</text:p>
        </chart:title>
        <chart:legend chart:legend-position="end" svg:x="13.439cm" svg:y="3.454cm" style:legend-expansion="high" chart:style-name="ch3"/>
        <chart:plot-area chart:style-name="ch4" table:cell-range-address="fig2a.A1:fig2a.E52" chart:data-source-has-labels="row" svg:x="1.331cm" svg:y="1.275cm" svg:width="11.788cm" svg:height="6.564cm">
          <chartooo:coordinate-region svg:x="1.767cm" svg:y="1.474cm" svg:width="11.258cm" svg:height="5.718cm"/>
          <chart:axis chart:dimension="x" chart:name="primary-x" chart:style-name="ch5">
            <chart:title svg:x="6.374cm" svg:y="8.019cm" chart:style-name="ch6">
              <text:p># Iterations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fig2a.B2:fig2a.B52" chart:label-cell-address="fig2a.B1:fig2a.B1" chart:class="chart:scatter">
            <chart:domain table:cell-range-address="fig2a.A2:fig2a.A52"/>
            <chart:data-point chart:repeated="51"/>
          </chart:series>
          <chart:series chart:style-name="ch10" chart:values-cell-range-address="fig2a.C2:fig2a.C52" chart:label-cell-address="fig2a.C1:fig2a.C1" chart:class="chart:scatter">
            <chart:data-point chart:repeated="51"/>
          </chart:series>
          <chart:series chart:style-name="ch11" chart:values-cell-range-address="fig2a.D2:fig2a.D52" chart:label-cell-address="fig2a.D1:fig2a.D1" chart:class="chart:scatter">
            <chart:data-point chart:repeated="51"/>
          </chart:series>
          <chart:series chart:style-name="ch12" chart:values-cell-range-address="fig2a.E2:fig2a.E52" chart:label-cell-address="fig2a.E1:fig2a.E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ep</text:p>
                <draw:g>
                  <svg:desc>fig2a.B1:fig2a.B1</svg:desc>
                </draw:g>
              </table:table-cell>
              <table:table-cell office:value-type="string">
                <text:p>Inverter</text:p>
                <draw:g>
                  <svg:desc>fig2a.C1:fig2a.C1</svg:desc>
                </draw:g>
              </table:table-cell>
              <table:table-cell office:value-type="string">
                <text:p>Majority</text:p>
                <draw:g>
                  <svg:desc>fig2a.D1:fig2a.D1</svg:desc>
                </draw:g>
              </table:table-cell>
              <table:table-cell office:value-type="string">
                <text:p>Total</text:p>
                <draw:g>
                  <svg:desc>fig2a.E1:fig2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g2a.A2:fig2a.A52</svg:desc>
                </draw:g>
              </table:table-cell>
              <table:table-cell office:value-type="float" office:value="NaN">
                <text:p>NaN</text:p>
                <draw:g>
                  <svg:desc>fig2a.B2:fig2a.B52</svg:desc>
                </draw:g>
              </table:table-cell>
              <table:table-cell office:value-type="float" office:value="1">
                <text:p>1</text:p>
                <draw:g>
                  <svg:desc>fig2a.C2:fig2a.C52</svg:desc>
                </draw:g>
              </table:table-cell>
              <table:table-cell office:value-type="float" office:value="3">
                <text:p>3</text:p>
                <draw:g>
                  <svg:desc>fig2a.D2:fig2a.D52</svg:desc>
                </draw:g>
              </table:table-cell>
              <table:table-cell office:value-type="float" office:value="6">
                <text:p>6</text:p>
                <draw:g>
                  <svg:desc>fig2a.E2:fig2a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